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 style:list-style-name="L1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 style:list-style-name="L1"/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fo:font-variant="normal" fo:text-transform="none" fo:color="#657b83" style:font-name="Arial" fo:font-size="11pt" fo:letter-spacing="normal" fo:font-style="normal" fo:font-weight="normal" style:font-size-asian="11pt" style:font-name-complex="Arial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ftware list: <text:span text:style-name="T1">LESS Web Development Essentials, 1489OS</text:span></text:p>
      <text:p text:style-name="P1"/>
      <text:p text:style-name="P1">You will need:</text:p>
      <text:list xml:id="list1326808525515931804" text:style-name="L1">
        <text:list-item>
          <text:p text:style-name="P2">A text editor</text:p>
        </text:list-item>
        <text:list-item>
          <text:p text:style-name="P2">A modern browser (latest version of Chrome / Firefox)</text:p>
        </text:list-item>
        <text:list-item>
          <text:p text:style-name="P3"><text:span text:style-name="T1">Latest version of Less command-line compiler: </text:span><text:span text:style-name="T2">npm install -g less</text:span></text:p>
        </text:list-item>
        <text:list-item>
          <text:p text:style-name="P3">Latest version of Less client-side compiler: https://raw.github.com/less/less.js/master/dist/less-1.7.4.min.js</text:p>
        </text:list-item>
      </text:list>
      <text:p text:style-name="Standard"/>
      <text:p text:style-name="Standard">In chapter 7 mixin libraries are used. Each recipe describe what and where you will have to 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Droid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s Jobsen</meta:initial-creator>
    <meta:creation-date>2014-09-03T10:34:03</meta:creation-date>
    <dc:date>2014-09-03T10:39:08</dc:date>
    <dc:creator>Bass Jobsen</dc:creator>
    <meta:editing-duration>PT5M7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61" meta:character-count="414" meta:non-whitespace-character-count="364"/>
  </office:meta>
</office:document-meta>
</file>